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258ACC973AC.png" manifest:media-type="image/png"/>
  <manifest:file-entry manifest:full-path="Pictures/10000201000002D0000002D07674B52E.png" manifest:media-type="image/png"/>
  <manifest:file-entry manifest:full-path="Pictures/100002010000038400000333A99223E8.png" manifest:media-type="image/png"/>
  <manifest:file-entry manifest:full-path="Pictures/1000020100000100000001C49F4DFD7B.png" manifest:media-type="image/png"/>
  <manifest:file-entry manifest:full-path="Pictures/100002010000008000000080C13AA5D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051cm" draw:marker-start="Arrow" draw:marker-start-width="0.203cm" draw:marker-end="Arrow" draw:marker-end-width="0.203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Ultrafine_20_Dashed" svg:stroke-width="0.051cm" draw:marker-start-width="0.355cm" draw:marker-end="Arrow" draw:marker-end-width="0.203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otted_20__28_var_29_" svg:stroke-width="0.051cm" draw:marker-start-width="0.355cm" draw:marker-end="Arrow" draw:marker-end-width="0.203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_32__20_Dots_20_1_20_Dash" svg:stroke-width="0.051cm" draw:marker-start-width="0.356cm" draw:marker-end="Arrow" draw:marker-end-width="0.203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1cm" svg:stroke-color="#000000" draw:marker-start="Arrow" draw:marker-start-width="0.203cm" draw:marker-end="Arrow" draw:marker-end-width="0.203cm" draw:fill="none" draw:textarea-vertical-align="middle" fo:padding-top="0.15cm" fo:padding-bottom="0.15cm" fo:padding-left="0.275cm" fo:padding-right="0.275cm" draw:shadow-offset-x="0.203cm" draw:shadow-offset-y="0.2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Dashed_20__28_var_29_" svg:stroke-width="0.051cm" draw:marker-start="Arrow" draw:marker-start-width="0.203cm" draw:marker-end="Arrow" draw:marker-end-width="0.203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Ultrafine_20_Dashed" svg:stroke-color="#000000" draw:fill="none"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3.813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86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4.032cm"/>
    </style:style>
    <style:style style:name="gr15" style:family="graphic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1.2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4.933cm"/>
    </style:style>
    <style:style style:name="P1" style:family="paragraph">
      <style:paragraph-properties fo:text-align="center"/>
      <style:text-properties style:font-name="Utopia1" fo:font-size="12pt" fo:font-style="normal" fo:font-weight="normal"/>
    </style:style>
    <style:style style:name="P2" style:family="paragraph">
      <style:paragraph-properties fo:text-align="center"/>
      <style:text-properties style:font-name="Utopia1" fo:font-size="12pt" fo:font-style="normal" style:text-underline-style="solid" style:text-underline-width="auto" style:text-underline-color="font-color" fo:font-weight="normal"/>
    </style:style>
    <style:style style:name="P3" style:family="paragraph">
      <style:text-properties style:font-name="Utopia1" fo:font-size="12pt" fo:font-style="normal" style:text-underline-style="solid" style:text-underline-width="auto" style:text-underline-color="font-color" fo:font-weight="normal" style:font-size-asian="18pt" style:font-size-complex="18pt"/>
    </style:style>
    <style:style style:name="P4" style:family="paragraph">
      <style:text-properties style:font-name="Utopia1" fo:font-size="12pt" fo:font-style="normal" style:text-underline-style="solid" style:text-underline-width="auto" style:text-underline-color="font-color" fo:font-weight="normal"/>
    </style:style>
    <style:style style:name="P5" style:family="paragraph">
      <style:text-properties style:font-name="Utopia1" fo:font-size="12pt" fo:font-style="normal" style:text-underline-style="none" fo:font-weight="normal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style:text-properties style:font-name="Utopia" fo:font-size="12pt" style:font-size-asian="12pt" style:font-size-complex="12pt"/>
    </style:style>
    <style:style style:name="P8" style:family="paragraph">
      <style:text-properties fo:font-size="12pt"/>
    </style:style>
    <style:style style:name="P9" style:family="paragraph">
      <style:paragraph-properties fo:text-align="center"/>
    </style:style>
    <style:style style:name="P10" style:family="paragraph">
      <style:text-properties fo:font-size="40pt"/>
    </style:style>
    <style:style style:name="P11" style:family="paragraph">
      <style:text-properties style:font-name="Utopia" fo:font-size="40pt" fo:font-weight="bold" style:font-size-asian="40pt" style:font-weight-asian="bold" style:font-size-complex="40pt" style:font-weight-complex="bold"/>
    </style:style>
    <style:style style:name="T1" style:family="text">
      <style:text-properties style:font-name="Utopia1" fo:font-size="12pt" fo:font-style="normal" style:text-underline-style="none" fo:font-weight="normal" style:font-size-asian="18pt" style:font-size-complex="18pt"/>
    </style:style>
    <style:style style:name="T2" style:family="text">
      <style:text-properties style:font-name="Utopia1" fo:font-size="12pt" fo:font-style="normal" style:text-underline-style="none" fo:font-weight="normal"/>
    </style:style>
    <style:style style:name="T3" style:family="text">
      <style:text-properties style:font-name="Utopia" fo:font-size="12pt" style:font-size-asian="12pt" style:font-size-complex="12pt"/>
    </style:style>
    <style:style style:name="T4" style:family="text">
      <style:text-properties style:font-name="Utopia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15cm" svg:height="2.415cm" svg:x="3.921cm" svg:y="11.539cm">
          <draw:image xlink:href="Pictures/100002010000008000000080C13AA5D1.png" xlink:type="simple" xlink:show="embed" xlink:actuate="onLoad">
            <text:p/>
          </draw:image>
        </draw:frame>
        <draw:frame draw:style-name="gr1" draw:text-style-name="P1" draw:layer="layout" svg:width="1.072cm" svg:height="1.893cm" svg:x="7.386cm" svg:y="16.379cm">
          <draw:image xlink:href="Pictures/1000020100000100000001C49F4DFD7B.png" xlink:type="simple" xlink:show="embed" xlink:actuate="onLoad">
            <text:p/>
          </draw:image>
        </draw:frame>
        <draw:frame draw:style-name="gr1" draw:text-style-name="P1" draw:layer="layout" svg:width="3.042cm" svg:height="2.768cm" svg:x="2.778cm" svg:y="15.766cm">
          <draw:image xlink:href="Pictures/100002010000038400000333A99223E8.png" xlink:type="simple" xlink:show="embed" xlink:actuate="onLoad">
            <text:p/>
          </draw:image>
        </draw:frame>
        <draw:frame draw:style-name="gr1" draw:text-style-name="P1" xml:id="id2" draw:id="id2" draw:layer="layout" svg:width="2.921cm" svg:height="2.921cm" svg:x="9.201cm" svg:y="11.395cm">
          <draw:image xlink:href="Pictures/10000201000002D0000002D07674B52E.png" xlink:type="simple" xlink:show="embed" xlink:actuate="onLoad">
            <text:p/>
          </draw:image>
        </draw:frame>
        <draw:line draw:style-name="gr2" draw:text-style-name="P2" draw:layer="layout" svg:x1="4.556cm" svg:y1="13.7cm" svg:x2="4.429cm" svg:y2="15.605cm">
          <text:p/>
        </draw:line>
        <draw:line draw:style-name="gr3" draw:text-style-name="P2" draw:layer="layout" svg:x1="5.191cm" svg:y1="13.7cm" svg:x2="7.35cm" svg:y2="16.367cm">
          <text:p/>
        </draw:line>
        <draw:line draw:style-name="gr4" draw:text-style-name="P2" draw:layer="layout" svg:x1="7.731cm" svg:y1="16.113cm" svg:x2="5.699cm" svg:y2="13.573cm">
          <text:p/>
        </draw:line>
        <draw:line draw:style-name="gr5" draw:text-style-name="P2" draw:layer="layout" svg:x1="8.112cm" svg:y1="16.113cm" svg:x2="9.255cm" svg:y2="13.573cm">
          <text:p/>
        </draw:line>
        <draw:line draw:style-name="gr6" draw:text-style-name="P2" draw:layer="layout" svg:x1="5.572cm" svg:y1="17.256cm" svg:x2="7.223cm" svg:y2="17.256cm">
          <text:p/>
        </draw:line>
        <draw:frame draw:style-name="gr1" draw:text-style-name="P1" xml:id="id1" draw:id="id1" draw:layer="layout" svg:width="2.179cm" svg:height="2.179cm" svg:x="12.811cm" svg:y="11.394cm">
          <draw:image xlink:href="Pictures/100002010000025800000258ACC973AC.png" xlink:type="simple" xlink:show="embed" xlink:actuate="onLoad">
            <text:p/>
          </draw:image>
        </draw:frame>
        <draw:frame draw:style-name="gr7" draw:text-style-name="P3" draw:layer="layout" svg:width="2.928cm" svg:height="0.734cm" svg:x="2.859cm" svg:y="18.399cm">
          <draw:text-box>
            <text:p><text:span text:style-name="T1">Active Client</text:span></text:p>
          </draw:text-box>
        </draw:frame>
        <draw:frame draw:style-name="gr7" draw:text-style-name="P3" draw:layer="layout" svg:width="5.142cm" svg:height="0.734cm" svg:x="6.059cm" svg:y="18.4cm">
          <draw:text-box>
            <text:p><text:span text:style-name="T1">Idle PocketSniffer Client</text:span></text:p>
          </draw:text-box>
        </draw:frame>
        <draw:line draw:style-name="gr8" draw:text-style-name="P2" draw:layer="layout" svg:x1="10.314cm" svg:y1="15.226cm" svg:x2="9.044cm" svg:y2="15.226cm">
          <text:p/>
        </draw:line>
        <draw:frame draw:style-name="gr7" draw:text-style-name="P4" draw:layer="layout" svg:width="3.182cm" svg:height="0.734cm" svg:x="10.299cm" svg:y="14.859cm">
          <draw:text-box>
            <text:p><text:span text:style-name="T2">Active session</text:span></text:p>
          </draw:text-box>
        </draw:frame>
        <draw:g>
          <draw:line draw:style-name="gr6" draw:text-style-name="P2" draw:layer="layout" svg:x1="9.044cm" svg:y1="15.815cm" svg:x2="10.314cm" svg:y2="15.775cm">
            <text:p/>
          </draw:line>
          <draw:frame draw:style-name="gr7" draw:text-style-name="P4" draw:layer="layout" svg:width="4.282cm" svg:height="0.734cm" svg:x="10.299cm" svg:y="15.448cm">
            <draw:text-box>
              <text:p><text:span text:style-name="T2">Proximity detection</text:span></text:p>
            </draw:text-box>
          </draw:frame>
        </draw:g>
        <draw:g>
          <draw:line draw:style-name="gr3" draw:text-style-name="P2" draw:layer="layout" svg:x1="9.144cm" svg:y1="16.377cm" svg:x2="10.414cm" svg:y2="16.377cm">
            <text:p/>
          </draw:line>
          <draw:frame draw:style-name="gr7" draw:text-style-name="P5" draw:layer="layout" svg:width="1.679cm" svg:height="0.734cm" svg:x="10.299cm" svg:y="16.01cm">
            <draw:text-box>
              <text:p><text:span text:style-name="T2">Query</text:span></text:p>
            </draw:text-box>
          </draw:frame>
        </draw:g>
        <draw:g>
          <draw:line draw:style-name="gr4" draw:text-style-name="P2" draw:layer="layout" svg:x1="10.195cm" svg:y1="16.966cm" svg:x2="9.044cm" svg:y2="16.966cm">
            <text:p/>
          </draw:line>
          <draw:frame draw:style-name="gr7" draw:text-style-name="P5" draw:layer="layout" svg:width="5.133cm" svg:height="0.734cm" svg:x="10.299cm" svg:y="16.599cm">
            <draw:text-box>
              <text:p><text:span text:style-name="T2">Spectrum measurement</text:span></text:p>
            </draw:text-box>
          </draw:frame>
        </draw:g>
        <draw:g>
          <draw:line draw:style-name="gr5" draw:text-style-name="P2" draw:layer="layout" svg:x1="9.179cm" svg:y1="17.509cm" svg:x2="10.322cm" svg:y2="17.509cm">
            <text:p/>
          </draw:line>
          <draw:frame draw:style-name="gr7" draw:text-style-name="P4" draw:layer="layout" svg:width="4.075cm" svg:height="0.734cm" svg:x="10.299cm" svg:y="17.142cm">
            <draw:text-box>
              <text:p><text:span text:style-name="T2">Health monitoring</text:span></text:p>
            </draw:text-box>
          </draw:frame>
        </draw:g>
        <draw:custom-shape draw:style-name="gr9" draw:text-style-name="P2" draw:layer="layout" svg:width="6.431cm" svg:height="3.078cm" svg:x="8.909cm" svg:y="14.832cm">
          <text:p/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curve" draw:line-skew="-0.819cm -3.434cm" svg:x1="13.9cm" svg:y1="13.573cm" svg:x2="12.122cm" svg:y2="12.855cm" draw:start-shape="id1" draw:start-glue-point="2" draw:end-shape="id2" draw:end-glue-point="1" svg:d="M13900 13573c0 636-923 531-1392 192s-485-910-386-910" svg:viewBox="0 0 1828 1181">
          <text:p/>
        </draw:connector>
        <draw:frame draw:style-name="gr7" draw:text-style-name="P7" draw:layer="layout" svg:width="3.681cm" svg:height="0.734cm" svg:x="3.415cm" svg:y="11.16cm">
          <draw:text-box>
            <text:p><text:span text:style-name="T3">PocketSniffer AP</text:span></text:p>
          </draw:text-box>
        </draw:frame>
        <draw:frame draw:style-name="gr7" draw:text-style-name="P7" draw:layer="layout" svg:width="4.359cm" svg:height="0.734cm" svg:x="8.416cm" svg:y="11.16cm">
          <draw:text-box>
            <text:p><text:span text:style-name="T3">PocketSniffer Server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.072cm" svg:height="1.893cm" svg:x="9.444cm" svg:y="15.832cm">
          <draw:image xlink:href="Pictures/1000020100000100000001C49F4DFD7B.png" xlink:type="simple" xlink:show="embed" xlink:actuate="onLoad">
            <text:p/>
          </draw:image>
        </draw:frame>
        <draw:frame draw:style-name="gr1" draw:text-style-name="P1" xml:id="id4" draw:id="id4" draw:layer="layout" svg:width="2.921cm" svg:height="2.921cm" svg:x="8.62cm" svg:y="11.031cm">
          <draw:image xlink:href="Pictures/10000201000002D0000002D07674B52E.png" xlink:type="simple" xlink:show="embed" xlink:actuate="onLoad">
            <text:p/>
          </draw:image>
        </draw:frame>
        <draw:line draw:style-name="gr5" draw:text-style-name="P2" draw:layer="layout" svg:x1="9.763cm" svg:y1="15.605cm" svg:x2="9.509cm" svg:y2="13.192cm">
          <text:p/>
        </draw:line>
        <draw:frame draw:style-name="gr1" draw:text-style-name="P1" xml:id="id3" draw:id="id3" draw:layer="layout" svg:width="2.179cm" svg:height="2.179cm" svg:x="6.052cm" svg:y="10.886cm">
          <draw:image xlink:href="Pictures/100002010000025800000258ACC973AC.png" xlink:type="simple" xlink:show="embed" xlink:actuate="onLoad">
            <text:p/>
          </draw:image>
        </draw:frame>
        <draw:frame draw:style-name="gr7" draw:text-style-name="P3" draw:layer="layout" svg:width="5.142cm" svg:height="0.734cm" svg:x="7.539cm" svg:y="17.737cm">
          <draw:text-box>
            <text:p text:style-name="P8"><text:span text:style-name="T1">Idle PocketSniffer Client</text:span></text:p>
          </draw:text-box>
        </draw:frame>
        <draw:frame draw:style-name="gr11" draw:text-style-name="P4" draw:layer="layout" svg:width="4.313cm" svg:height="1.217cm" svg:x="7.096cm" svg:y="13.954cm">
          <draw:text-box>
            <text:p><text:span text:style-name="T2">Health</text:span></text:p>
            <text:p><text:span text:style-name="T2">monitoring</text:span></text:p>
          </draw:text-box>
        </draw:frame>
        <draw:connector draw:style-name="gr10" draw:text-style-name="P6" draw:layer="layout" draw:type="curve" draw:line-skew="-0.838cm 2.975cm" svg:x1="7.141cm" svg:y1="13.065cm" svg:x2="8.62cm" svg:y2="12.491cm" draw:start-shape="id3" draw:start-glue-point="2" draw:end-shape="id4" draw:end-glue-point="3" svg:d="M7141 13065c0 823 693 686 1028 337s312-911 451-911" svg:viewBox="0 0 1480 1186">
          <text:p/>
        </draw:connector>
        <draw:frame draw:style-name="gr7" draw:text-style-name="P7" draw:layer="layout" svg:width="4.359cm" svg:height="0.734cm" svg:x="8.112cm" svg:y="10.426cm">
          <draw:text-box>
            <text:p text:style-name="P8"><text:span text:style-name="T3">PocketSniffer Server</text:span></text:p>
          </draw:text-box>
        </draw:frame>
        <draw:custom-shape draw:style-name="gr12" draw:text-style-name="P9" draw:layer="layout" svg:width="12.827cm" svg:height="8.89cm" svg:x="5.953cm" svg:y="10.144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2.415cm" svg:height="2.415cm" svg:x="14.208cm" svg:y="10.906cm">
          <draw:image xlink:href="Pictures/100002010000008000000080C13AA5D1.png" xlink:type="simple" xlink:show="embed" xlink:actuate="onLoad">
            <text:p/>
          </draw:image>
        </draw:frame>
        <draw:frame draw:style-name="gr1" draw:text-style-name="P1" draw:layer="layout" svg:width="1.072cm" svg:height="1.893cm" svg:x="9.444cm" svg:y="15.832cm">
          <draw:image xlink:href="Pictures/1000020100000100000001C49F4DFD7B.png" xlink:type="simple" xlink:show="embed" xlink:actuate="onLoad">
            <text:p/>
          </draw:image>
        </draw:frame>
        <draw:frame draw:style-name="gr1" draw:text-style-name="P1" draw:layer="layout" svg:width="3.042cm" svg:height="2.768cm" svg:x="15.224cm" svg:y="15.478cm">
          <draw:image xlink:href="Pictures/100002010000038400000333A99223E8.png" xlink:type="simple" xlink:show="embed" xlink:actuate="onLoad">
            <text:p/>
          </draw:image>
        </draw:frame>
        <draw:frame draw:style-name="gr1" draw:text-style-name="P1" xml:id="id6" draw:id="id6" draw:layer="layout" svg:width="2.921cm" svg:height="2.921cm" svg:x="8.62cm" svg:y="11.031cm">
          <draw:image xlink:href="Pictures/10000201000002D0000002D07674B52E.png" xlink:type="simple" xlink:show="embed" xlink:actuate="onLoad">
            <text:p/>
          </draw:image>
        </draw:frame>
        <draw:line draw:style-name="gr2" draw:text-style-name="P2" draw:layer="layout" svg:x1="16.113cm" svg:y1="13.192cm" svg:x2="16.748cm" svg:y2="15.224cm">
          <text:p/>
        </draw:line>
        <draw:line draw:style-name="gr5" draw:text-style-name="P2" draw:layer="layout" svg:x1="9.763cm" svg:y1="15.605cm" svg:x2="9.509cm" svg:y2="13.192cm">
          <text:p/>
        </draw:line>
        <draw:line draw:style-name="gr6" draw:text-style-name="P2" draw:layer="layout" svg:x1="10.652cm" svg:y1="16.621cm" svg:x2="15.351cm" svg:y2="16.621cm">
          <text:p/>
        </draw:line>
        <draw:frame draw:style-name="gr1" draw:text-style-name="P1" xml:id="id5" draw:id="id5" draw:layer="layout" svg:width="2.179cm" svg:height="2.179cm" svg:x="6.052cm" svg:y="10.886cm">
          <draw:image xlink:href="Pictures/100002010000025800000258ACC973AC.png" xlink:type="simple" xlink:show="embed" xlink:actuate="onLoad">
            <text:p/>
          </draw:image>
        </draw:frame>
        <draw:frame draw:style-name="gr7" draw:text-style-name="P3" draw:layer="layout" svg:width="2.928cm" svg:height="0.734cm" svg:x="15.344cm" svg:y="18.272cm">
          <draw:text-box>
            <text:p text:style-name="P8"><text:span text:style-name="T1">Active Client</text:span></text:p>
          </draw:text-box>
        </draw:frame>
        <draw:frame draw:style-name="gr7" draw:text-style-name="P3" draw:layer="layout" svg:width="5.142cm" svg:height="0.734cm" svg:x="7.539cm" svg:y="17.737cm">
          <draw:text-box>
            <text:p text:style-name="P8"><text:span text:style-name="T1">Idle PocketSniffer Client</text:span></text:p>
          </draw:text-box>
        </draw:frame>
        <draw:frame draw:style-name="gr13" draw:text-style-name="P4" draw:layer="layout" svg:width="3.368cm" svg:height="1.217cm" svg:x="16.328cm" svg:y="13.3cm">
          <draw:text-box>
            <text:p text:style-name="P8"><text:span text:style-name="T2">Active</text:span></text:p>
            <text:p text:style-name="P8"><text:span text:style-name="T2">session</text:span></text:p>
          </draw:text-box>
        </draw:frame>
        <draw:frame draw:style-name="gr14" draw:text-style-name="P4" draw:layer="layout" svg:width="4.532cm" svg:height="0.818cm" svg:x="10.914cm" svg:y="15.83cm">
          <draw:text-box>
            <text:p text:style-name="P8"><text:span text:style-name="T2">Proximity detection</text:span></text:p>
          </draw:text-box>
        </draw:frame>
        <draw:frame draw:style-name="gr11" draw:text-style-name="P4" draw:layer="layout" svg:width="4.313cm" svg:height="1.217cm" svg:x="7.096cm" svg:y="13.954cm">
          <draw:text-box>
            <text:p text:style-name="P8"><text:span text:style-name="T2">Health</text:span></text:p>
            <text:p text:style-name="P8"><text:span text:style-name="T2">monitoring</text:span></text:p>
          </draw:text-box>
        </draw:frame>
        <draw:connector draw:style-name="gr10" draw:text-style-name="P6" draw:layer="layout" draw:type="curve" draw:line-skew="-0.838cm 2.975cm" svg:x1="7.141cm" svg:y1="13.065cm" svg:x2="8.62cm" svg:y2="12.491cm" draw:start-shape="id5" draw:start-glue-point="2" draw:end-shape="id6" draw:end-glue-point="3" svg:d="M7141 13065c0 823 693 686 1028 337s312-911 451-911" svg:viewBox="0 0 1480 1186">
          <text:p/>
        </draw:connector>
        <draw:frame draw:style-name="gr7" draw:text-style-name="P7" draw:layer="layout" svg:width="3.681cm" svg:height="0.734cm" svg:x="13.446cm" svg:y="10.426cm">
          <draw:text-box>
            <text:p text:style-name="P8"><text:span text:style-name="T3">PocketSniffer AP</text:span></text:p>
          </draw:text-box>
        </draw:frame>
        <draw:frame draw:style-name="gr7" draw:text-style-name="P7" draw:layer="layout" svg:width="4.359cm" svg:height="0.734cm" svg:x="8.112cm" svg:y="10.426cm">
          <draw:text-box>
            <text:p text:style-name="P8"><text:span text:style-name="T3">PocketSniffer Server</text:span></text:p>
          </draw:text-box>
        </draw:frame>
        <draw:frame draw:style-name="gr7" draw:text-style-name="P11" draw:layer="layout" svg:width="1.611cm" svg:height="1.902cm" svg:x="15.899cm" svg:y="15.354cm">
          <draw:text-box>
            <text:p text:style-name="P10"><text:span text:style-name="T4">U</text:span></text:p>
          </draw:text-box>
        </draw:frame>
        <draw:custom-shape draw:style-name="gr15" draw:text-style-name="P9" draw:layer="Layout" svg:width="12.827cm" svg:height="8.89cm" svg:x="5.953cm" svg:y="10.144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1" draw:text-style-name="P1" draw:layer="layout" svg:width="2.415cm" svg:height="2.415cm" svg:x="14.208cm" svg:y="10.906cm">
          <draw:image xlink:href="Pictures/100002010000008000000080C13AA5D1.png" xlink:type="simple" xlink:show="embed" xlink:actuate="onLoad">
            <text:p/>
          </draw:image>
        </draw:frame>
        <draw:frame draw:style-name="gr1" draw:text-style-name="P1" draw:layer="layout" svg:width="1.072cm" svg:height="1.893cm" svg:x="9.444cm" svg:y="15.832cm">
          <draw:image xlink:href="Pictures/1000020100000100000001C49F4DFD7B.png" xlink:type="simple" xlink:show="embed" xlink:actuate="onLoad">
            <text:p/>
          </draw:image>
        </draw:frame>
        <draw:frame draw:style-name="gr1" draw:text-style-name="P1" draw:layer="layout" svg:width="3.042cm" svg:height="2.768cm" svg:x="15.224cm" svg:y="15.478cm">
          <draw:image xlink:href="Pictures/100002010000038400000333A99223E8.png" xlink:type="simple" xlink:show="embed" xlink:actuate="onLoad">
            <text:p/>
          </draw:image>
        </draw:frame>
        <draw:frame draw:style-name="gr1" draw:text-style-name="P1" xml:id="id8" draw:id="id8" draw:layer="layout" svg:width="2.921cm" svg:height="2.921cm" svg:x="8.62cm" svg:y="11.031cm">
          <draw:image xlink:href="Pictures/10000201000002D0000002D07674B52E.png" xlink:type="simple" xlink:show="embed" xlink:actuate="onLoad">
            <text:p/>
          </draw:image>
        </draw:frame>
        <draw:line draw:style-name="gr2" draw:text-style-name="P2" draw:layer="layout" svg:x1="16.113cm" svg:y1="13.192cm" svg:x2="16.748cm" svg:y2="15.224cm">
          <text:p/>
        </draw:line>
        <draw:line draw:style-name="gr3" draw:text-style-name="P2" draw:layer="layout" svg:x1="14.589cm" svg:y1="12.811cm" svg:x2="9.89cm" svg:y2="15.478cm">
          <text:p/>
        </draw:line>
        <draw:line draw:style-name="gr5" draw:text-style-name="P2" draw:layer="layout" svg:x1="9.763cm" svg:y1="15.605cm" svg:x2="9.509cm" svg:y2="13.192cm">
          <text:p/>
        </draw:line>
        <draw:line draw:style-name="gr6" draw:text-style-name="P2" draw:layer="layout" svg:x1="10.652cm" svg:y1="16.621cm" svg:x2="15.351cm" svg:y2="16.621cm">
          <text:p/>
        </draw:line>
        <draw:frame draw:style-name="gr1" draw:text-style-name="P1" xml:id="id7" draw:id="id7" draw:layer="layout" svg:width="2.179cm" svg:height="2.179cm" svg:x="6.052cm" svg:y="10.886cm">
          <draw:image xlink:href="Pictures/100002010000025800000258ACC973AC.png" xlink:type="simple" xlink:show="embed" xlink:actuate="onLoad">
            <text:p/>
          </draw:image>
        </draw:frame>
        <draw:frame draw:style-name="gr7" draw:text-style-name="P3" draw:layer="layout" svg:width="2.928cm" svg:height="0.734cm" svg:x="15.344cm" svg:y="18.272cm">
          <draw:text-box>
            <text:p text:style-name="P8"><text:span text:style-name="T1">Active Client</text:span></text:p>
          </draw:text-box>
        </draw:frame>
        <draw:frame draw:style-name="gr7" draw:text-style-name="P3" draw:layer="layout" svg:width="5.142cm" svg:height="0.734cm" svg:x="7.539cm" svg:y="17.737cm">
          <draw:text-box>
            <text:p text:style-name="P8"><text:span text:style-name="T1">Idle PocketSniffer Client</text:span></text:p>
          </draw:text-box>
        </draw:frame>
        <draw:frame draw:style-name="gr13" draw:text-style-name="P4" draw:layer="layout" svg:width="3.368cm" svg:height="1.217cm" svg:x="16.328cm" svg:y="13.3cm">
          <draw:text-box>
            <text:p text:style-name="P8"><text:span text:style-name="T2">Active</text:span></text:p>
            <text:p text:style-name="P8"><text:span text:style-name="T2">session</text:span></text:p>
          </draw:text-box>
        </draw:frame>
        <draw:frame draw:style-name="gr14" draw:text-style-name="P4" draw:layer="layout" svg:width="4.532cm" svg:height="0.818cm" svg:x="10.914cm" svg:y="15.83cm">
          <draw:text-box>
            <text:p text:style-name="P8"><text:span text:style-name="T2">Proximity detection</text:span></text:p>
          </draw:text-box>
        </draw:frame>
        <draw:frame draw:style-name="gr16" draw:text-style-name="P5" draw:layer="layout" svg:width="1.777cm" svg:height="0.818cm" svg:x="11.414cm" svg:y="13.192cm">
          <draw:text-box>
            <text:p text:style-name="P8"><text:span text:style-name="T2">Query</text:span></text:p>
          </draw:text-box>
        </draw:frame>
        <draw:frame draw:style-name="gr11" draw:text-style-name="P4" draw:layer="layout" svg:width="4.313cm" svg:height="1.217cm" svg:x="7.096cm" svg:y="13.954cm">
          <draw:text-box>
            <text:p text:style-name="P8"><text:span text:style-name="T2">Health</text:span></text:p>
            <text:p text:style-name="P8"><text:span text:style-name="T2">monitoring</text:span></text:p>
          </draw:text-box>
        </draw:frame>
        <draw:connector draw:style-name="gr10" draw:text-style-name="P6" draw:layer="layout" draw:type="curve" draw:line-skew="-0.838cm 2.975cm" svg:x1="7.141cm" svg:y1="13.065cm" svg:x2="8.62cm" svg:y2="12.491cm" draw:start-shape="id7" draw:start-glue-point="2" draw:end-shape="id8" draw:end-glue-point="3" svg:d="M7141 13065c0 823 693 686 1028 337s312-911 451-911" svg:viewBox="0 0 1480 1186">
          <text:p/>
        </draw:connector>
        <draw:frame draw:style-name="gr7" draw:text-style-name="P7" draw:layer="layout" svg:width="3.681cm" svg:height="0.734cm" svg:x="13.446cm" svg:y="10.426cm">
          <draw:text-box>
            <text:p text:style-name="P8"><text:span text:style-name="T3">PocketSniffer AP</text:span></text:p>
          </draw:text-box>
        </draw:frame>
        <draw:frame draw:style-name="gr7" draw:text-style-name="P7" draw:layer="layout" svg:width="4.359cm" svg:height="0.734cm" svg:x="8.112cm" svg:y="10.426cm">
          <draw:text-box>
            <text:p text:style-name="P8"><text:span text:style-name="T3">PocketSniffer Server</text:span></text:p>
          </draw:text-box>
        </draw:frame>
        <draw:frame draw:style-name="gr7" draw:text-style-name="P11" draw:layer="layout" svg:width="1.611cm" svg:height="1.902cm" svg:x="15.899cm" svg:y="15.354cm">
          <draw:text-box>
            <text:p text:style-name="P10"><text:span text:style-name="T4">U</text:span></text:p>
          </draw:text-box>
        </draw:frame>
        <draw:custom-shape draw:style-name="gr15" draw:text-style-name="P9" draw:layer="Layout" svg:width="12.827cm" svg:height="8.89cm" svg:x="5.953cm" svg:y="10.144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1" draw:text-style-name="P1" draw:layer="layout" svg:width="2.415cm" svg:height="2.415cm" svg:x="14.208cm" svg:y="10.906cm">
          <draw:image xlink:href="Pictures/100002010000008000000080C13AA5D1.png" xlink:type="simple" xlink:show="embed" xlink:actuate="onLoad">
            <text:p/>
          </draw:image>
        </draw:frame>
        <draw:frame draw:style-name="gr1" draw:text-style-name="P1" draw:layer="layout" svg:width="1.072cm" svg:height="1.893cm" svg:x="9.444cm" svg:y="15.832cm">
          <draw:image xlink:href="Pictures/1000020100000100000001C49F4DFD7B.png" xlink:type="simple" xlink:show="embed" xlink:actuate="onLoad">
            <text:p/>
          </draw:image>
        </draw:frame>
        <draw:frame draw:style-name="gr1" draw:text-style-name="P1" draw:layer="layout" svg:width="3.042cm" svg:height="2.768cm" svg:x="15.224cm" svg:y="15.478cm">
          <draw:image xlink:href="Pictures/100002010000038400000333A99223E8.png" xlink:type="simple" xlink:show="embed" xlink:actuate="onLoad">
            <text:p/>
          </draw:image>
        </draw:frame>
        <draw:frame draw:style-name="gr1" draw:text-style-name="P1" xml:id="id10" draw:id="id10" draw:layer="layout" svg:width="2.921cm" svg:height="2.921cm" svg:x="8.62cm" svg:y="11.031cm">
          <draw:image xlink:href="Pictures/10000201000002D0000002D07674B52E.png" xlink:type="simple" xlink:show="embed" xlink:actuate="onLoad">
            <text:p/>
          </draw:image>
        </draw:frame>
        <draw:line draw:style-name="gr2" draw:text-style-name="P2" draw:layer="layout" svg:x1="16.113cm" svg:y1="13.192cm" svg:x2="16.748cm" svg:y2="15.224cm">
          <text:p/>
        </draw:line>
        <draw:line draw:style-name="gr3" draw:text-style-name="P2" draw:layer="layout" svg:x1="14.589cm" svg:y1="12.811cm" svg:x2="9.89cm" svg:y2="15.478cm">
          <text:p/>
        </draw:line>
        <draw:line draw:style-name="gr4" draw:text-style-name="P2" draw:layer="layout" svg:x1="10.271cm" svg:y1="15.605cm" svg:x2="15.097cm" svg:y2="12.938cm">
          <text:p/>
        </draw:line>
        <draw:line draw:style-name="gr5" draw:text-style-name="P2" draw:layer="layout" svg:x1="9.763cm" svg:y1="15.605cm" svg:x2="9.509cm" svg:y2="13.192cm">
          <text:p/>
        </draw:line>
        <draw:line draw:style-name="gr6" draw:text-style-name="P2" draw:layer="layout" svg:x1="10.652cm" svg:y1="16.621cm" svg:x2="15.351cm" svg:y2="16.621cm">
          <text:p/>
        </draw:line>
        <draw:frame draw:style-name="gr1" draw:text-style-name="P1" xml:id="id9" draw:id="id9" draw:layer="layout" svg:width="2.179cm" svg:height="2.179cm" svg:x="6.052cm" svg:y="10.886cm">
          <draw:image xlink:href="Pictures/100002010000025800000258ACC973AC.png" xlink:type="simple" xlink:show="embed" xlink:actuate="onLoad">
            <text:p/>
          </draw:image>
        </draw:frame>
        <draw:frame draw:style-name="gr7" draw:text-style-name="P3" draw:layer="layout" svg:width="2.928cm" svg:height="0.734cm" svg:x="15.344cm" svg:y="18.272cm">
          <draw:text-box>
            <text:p text:style-name="P8"><text:span text:style-name="T1">Active Client</text:span></text:p>
          </draw:text-box>
        </draw:frame>
        <draw:frame draw:style-name="gr7" draw:text-style-name="P3" draw:layer="layout" svg:width="5.142cm" svg:height="0.734cm" svg:x="7.539cm" svg:y="17.737cm">
          <draw:text-box>
            <text:p text:style-name="P8"><text:span text:style-name="T1">Idle PocketSniffer Client</text:span></text:p>
          </draw:text-box>
        </draw:frame>
        <draw:frame draw:style-name="gr13" draw:text-style-name="P4" draw:layer="layout" svg:width="3.368cm" svg:height="1.217cm" svg:x="16.328cm" svg:y="13.3cm">
          <draw:text-box>
            <text:p text:style-name="P8"><text:span text:style-name="T2">Active</text:span></text:p>
            <text:p text:style-name="P8"><text:span text:style-name="T2">session</text:span></text:p>
          </draw:text-box>
        </draw:frame>
        <draw:frame draw:style-name="gr14" draw:text-style-name="P4" draw:layer="layout" svg:width="4.532cm" svg:height="0.818cm" svg:x="10.914cm" svg:y="15.83cm">
          <draw:text-box>
            <text:p text:style-name="P8"><text:span text:style-name="T2">Proximity detection</text:span></text:p>
          </draw:text-box>
        </draw:frame>
        <draw:frame draw:style-name="gr16" draw:text-style-name="P5" draw:layer="layout" svg:width="1.777cm" svg:height="0.818cm" svg:x="11.414cm" svg:y="13.192cm">
          <draw:text-box>
            <text:p text:style-name="P8"><text:span text:style-name="T2">Query</text:span></text:p>
          </draw:text-box>
        </draw:frame>
        <draw:frame draw:style-name="gr17" draw:text-style-name="P5" draw:layer="layout" svg:width="5.433cm" svg:height="1.217cm" svg:x="12.43cm" svg:y="14.208cm">
          <draw:text-box>
            <text:p text:style-name="P8"><text:span text:style-name="T2">Spectrum </text:span></text:p>
            <text:p text:style-name="P8"><text:span text:style-name="T2">measurement</text:span></text:p>
          </draw:text-box>
        </draw:frame>
        <draw:frame draw:style-name="gr11" draw:text-style-name="P4" draw:layer="layout" svg:width="4.313cm" svg:height="1.217cm" svg:x="7.096cm" svg:y="13.954cm">
          <draw:text-box>
            <text:p text:style-name="P8"><text:span text:style-name="T2">Health</text:span></text:p>
            <text:p text:style-name="P8"><text:span text:style-name="T2">monitoring</text:span></text:p>
          </draw:text-box>
        </draw:frame>
        <draw:connector draw:style-name="gr10" draw:text-style-name="P6" draw:layer="layout" draw:type="curve" draw:line-skew="-0.838cm 2.975cm" svg:x1="7.141cm" svg:y1="13.065cm" svg:x2="8.62cm" svg:y2="12.491cm" draw:start-shape="id9" draw:start-glue-point="2" draw:end-shape="id10" draw:end-glue-point="3" svg:d="M7141 13065c0 823 693 686 1028 337s312-911 451-911" svg:viewBox="0 0 1480 1186">
          <text:p/>
        </draw:connector>
        <draw:frame draw:style-name="gr7" draw:text-style-name="P7" draw:layer="layout" svg:width="3.681cm" svg:height="0.734cm" svg:x="13.446cm" svg:y="10.426cm">
          <draw:text-box>
            <text:p text:style-name="P8"><text:span text:style-name="T3">PocketSniffer AP</text:span></text:p>
          </draw:text-box>
        </draw:frame>
        <draw:frame draw:style-name="gr7" draw:text-style-name="P7" draw:layer="layout" svg:width="4.359cm" svg:height="0.734cm" svg:x="8.112cm" svg:y="10.426cm">
          <draw:text-box>
            <text:p text:style-name="P8"><text:span text:style-name="T3">PocketSniffer Server</text:span></text:p>
          </draw:text-box>
        </draw:frame>
        <draw:frame draw:style-name="gr7" draw:text-style-name="P11" draw:layer="layout" svg:width="1.611cm" svg:height="1.902cm" svg:x="15.899cm" svg:y="15.354cm">
          <draw:text-box>
            <text:p text:style-name="P10"><text:span text:style-name="T4">U</text:span></text:p>
          </draw:text-box>
        </draw:frame>
        <draw:custom-shape draw:style-name="gr15" draw:text-style-name="P9" draw:layer="Layout" svg:width="12.827cm" svg:height="8.89cm" svg:x="5.953cm" svg:y="10.14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3:34:54.860397292</meta:creation-date>
    <dc:date>2014-10-06T16:27:04.614831525</dc:date>
    <meta:editing-duration>PT33M17S</meta:editing-duration>
    <meta:editing-cycles>10</meta:editing-cycles>
    <meta:generator>LibreOffice/4.2.6.3$Linux_X86_64 LibreOffice_project/420m0$Build-3</meta:generator>
    <meta:document-statistic meta:object-count="99"/>
  </office:meta>
</office:document-meta>
</file>